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669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40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color="#15156c"/>
    </style:style>
    <style:style style:name="ce4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3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7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7" table:default-cell-style-name="ce33"/>
        <table:table-column table:style-name="co12" table:default-cell-style-name="ce33"/>
        <table:table-column table:style-name="co14" table:default-cell-style-name="ce33"/>
        <table:table-column table:style-name="co15" table:default-cell-style-name="ce33"/>
        <table:table-column table:style-name="co5" table:number-columns-repeated="2" table:default-cell-style-name="ce33"/>
        <table:table-column table:style-name="co12" table:default-cell-style-name="ce33"/>
        <table:table-column table:style-name="co11" table:default-cell-style-name="ce33"/>
        <table:table-column table:style-name="co15" table:default-cell-style-name="ce33"/>
        <table:table-column table:style-name="co1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18" table:default-cell-style-name="ce33"/>
        <table:table-column table:style-name="co12" table:default-cell-style-name="ce33"/>
        <table:table-column table:style-name="co20" table:default-cell-style-name="ce33"/>
        <table:table-column table:style-name="co21" table:number-columns-repeated="2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3" table:number-columns-repeated="3" table:default-cell-style-name="ce33"/>
        <table:table-column table:style-name="co25" table:default-cell-style-name="ce33"/>
        <table:table-column table:style-name="co23" table:number-columns-repeated="984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4" table:number-columns-repeated="984"/>
          <table:table-cell/>
        </table:table-row>
        <table:table-row table:style-name="ro1">
          <table:table-cell table:style-name="ce34"/>
          <table:table-cell table:style-name="ce44"/>
          <table:table-cell table:style-name="ce34" table:number-columns-repeated="37"/>
          <table:table-cell table:style-name="ce37"/>
          <table:table-cell table:style-name="ce34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4201.41 </text:p>
          </table:table-cell>
          <table:table-cell table:number-columns-repeated="2"/>
          <table:table-cell table:style-name="ce51" office:value-type="string" calcext:value-type="string">
            <text:p>-503.41 </text:p>
          </table:table-cell>
          <table:table-cell table:style-name="ce5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37526.56</text:p>
          </table:table-cell>
          <table:table-cell table:style-name="ce50" office:value-type="string" calcext:value-type="string">
            <text:p>+897</text:p>
          </table:table-cell>
          <table:table-cell table:style-name="ce50" office:value-type="string" calcext:value-type="string">
            <text:p>+8430</text:p>
          </table:table-cell>
          <table:table-cell table:number-columns-repeated="2"/>
          <table:table-cell table:style-name="ce50" office:value-type="string" calcext:value-type="string">
            <text:p>+46854</text:p>
          </table:table-cell>
          <table:table-cell table:style-name="ce5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1992.44</text:p>
          </table:table-cell>
          <table:table-cell table:style-name="ce50" office:value-type="string" calcext:value-type="string">
            <text:p>+6435</text:p>
          </table:table-cell>
          <table:table-cell table:style-name="ce50" office:value-type="string" calcext:value-type="string">
            <text:p>+4007</text:p>
          </table:table-cell>
          <table:table-cell table:number-columns-repeated="2"/>
          <table:table-cell table:style-name="ce50" office:value-type="string" calcext:value-type="string">
            <text:p>+12434</text:p>
          </table:table-cell>
          <table:table-cell table:style-name="ce5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1" office:value-type="string" calcext:value-type="string">
            <text:p>-876 </text:p>
          </table:table-cell>
          <table:table-cell table:style-name="ce51" office:value-type="string" calcext:value-type="string">
            <text:p>-1884.43</text:p>
          </table:table-cell>
          <table:table-cell table:style-name="ce5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1" office:value-type="string" calcext:value-type="string">
            <text:p>-11376.02</text:p>
          </table:table-cell>
          <table:table-cell table:style-name="ce50" office:value-type="string" calcext:value-type="string">
            <text:p>+4053</text:p>
          </table:table-cell>
          <table:table-cell table:style-name="ce50" office:value-type="string" calcext:value-type="string">
            <text:p>+17515</text:p>
          </table:table-cell>
          <table:table-cell table:number-columns-repeated="2"/>
          <table:table-cell table:style-name="ce50" office:value-type="string" calcext:value-type="string">
            <text:p>+10192</text:p>
          </table:table-cell>
          <table:table-cell table:style-name="ce5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1" office:value-type="string" calcext:value-type="string">
            <text:p>-301.55 </text:p>
          </table:table-cell>
          <table:table-cell table:number-columns-repeated="5"/>
          <table:table-cell table:style-name="ce5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0" office:value-type="string" calcext:value-type="string">
            <text:p>+1078 </text:p>
          </table:table-cell>
          <table:table-cell table:style-name="ce50" office:value-type="string" calcext:value-type="string">
            <text:p>+1055</text:p>
          </table:table-cell>
          <table:table-cell table:number-columns-repeated="2"/>
          <table:table-cell table:style-name="ce50" office:value-type="string" calcext:value-type="string">
            <text:p>+2889</text:p>
          </table:table-cell>
          <table:table-cell table:style-name="ce5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4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5" office:value-type="string" calcext:value-type="string">
            <text:p>294618</text:p>
          </table:table-cell>
          <table:table-cell table:style-name="ce5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5" office:value-type="string" calcext:value-type="string">
            <text:p>294946</text:p>
          </table:table-cell>
          <table:table-cell table:style-name="ce5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40"/>
          <table:table-cell table:number-columns-repeated="20"/>
          <table:table-cell table:style-name="ce50" office:value-type="string" calcext:value-type="string">
            <text:p>+124099</text:p>
          </table:table-cell>
          <table:table-cell table:style-name="ce5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0" office:value-type="string" calcext:value-type="string">
            <text:p>+161051</text:p>
          </table:table-cell>
          <table:table-cell table:style-name="ce50" office:value-type="string" calcext:value-type="string">
            <text:p>+1170</text:p>
          </table:table-cell>
          <table:table-cell/>
          <table:table-cell table:style-name="ce51" office:value-type="string" calcext:value-type="string">
            <text:p>-14736.63</text:p>
          </table:table-cell>
          <table:table-cell/>
          <table:table-cell table:style-name="ce51" office:value-type="string" calcext:value-type="string">
            <text:p>-3228.5</text:p>
          </table:table-cell>
          <table:table-cell/>
          <table:table-cell table:style-name="ce5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4" table:number-columns-repeated="2"/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4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4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5" office:value-type="string" calcext:value-type="string">
            <text:p>296941</text:p>
          </table:table-cell>
          <table:table-cell table:style-name="ce5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5" office:value-type="string" calcext:value-type="string">
            <text:p>297011</text:p>
          </table:table-cell>
          <table:table-cell table:style-name="ce5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5" office:value-type="string" calcext:value-type="string">
            <text:p>315778</text:p>
          </table:table-cell>
          <table:table-cell table:style-name="ce5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1" office:value-type="string" calcext:value-type="string">
            <text:p>-623</text:p>
          </table:table-cell>
          <table:table-cell table:style-name="ce51" office:value-type="string" calcext:value-type="string">
            <text:p>-960.85</text:p>
          </table:table-cell>
          <table:table-cell table:style-name="ce5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45551.52</text:p>
          </table:table-cell>
          <table:table-cell table:style-name="ce50" office:value-type="string" calcext:value-type="string">
            <text:p>+338</text:p>
          </table:table-cell>
          <table:table-cell table:style-name="ce50" office:value-type="string" calcext:value-type="string">
            <text:p>+17902</text:p>
          </table:table-cell>
          <table:table-cell table:number-columns-repeated="2"/>
          <table:table-cell table:style-name="ce50" office:value-type="string" calcext:value-type="string">
            <text:p>+63548</text:p>
          </table:table-cell>
          <table:table-cell table:style-name="ce5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5" office:value-type="string" calcext:value-type="string">
            <text:p>307444</text:p>
          </table:table-cell>
          <table:table-cell table:style-name="ce5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5" office:value-type="string" calcext:value-type="string">
            <text:p>320220</text:p>
          </table:table-cell>
          <table:table-cell table:style-name="ce5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5" office:value-type="string" calcext:value-type="string">
            <text:p>320294</text:p>
          </table:table-cell>
          <table:table-cell table:style-name="ce5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3" office:value-type="string" calcext:value-type="string">
            <text:p>200149</text:p>
          </table:table-cell>
          <table:table-cell table:number-columns-repeated="2"/>
          <table:table-cell table:style-name="ce53" office:value-type="string" calcext:value-type="string">
            <text:p>320651</text:p>
          </table:table-cell>
          <table:table-cell table:style-name="ce5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3"/>
          <table:table-cell table:style-name="ce51" office:value-type="string" calcext:value-type="string">
            <text:p>-1906</text:p>
          </table:table-cell>
          <table:table-cell/>
          <table:table-cell table:style-name="ce5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1720</text:p>
          </table:table-cell>
          <table:table-cell table:style-name="ce50" office:value-type="string" calcext:value-type="string">
            <text:p>+18205</text:p>
          </table:table-cell>
          <table:table-cell table:style-name="ce50" office:value-type="string" calcext:value-type="string">
            <text:p>+20</text:p>
          </table:table-cell>
          <table:table-cell/>
          <table:table-cell table:style-name="ce51" office:value-type="string" calcext:value-type="string">
            <text:p>-6465</text:p>
          </table:table-cell>
          <table:table-cell table:style-name="ce5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5" office:value-type="string" calcext:value-type="string">
            <text:p>301520</text:p>
          </table:table-cell>
          <table:table-cell table:style-name="ce5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0" office:value-type="string" calcext:value-type="string">
            <text:p>+500</text:p>
          </table:table-cell>
          <table:table-cell table:number-columns-repeated="5"/>
          <table:table-cell table:style-name="ce5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5" office:value-type="string" calcext:value-type="string">
            <text:p>318707</text:p>
          </table:table-cell>
          <table:table-cell table:style-name="ce5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3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1" office:value-type="string" calcext:value-type="string">
            <text:p>-1085</text:p>
          </table:table-cell>
          <table:table-cell/>
          <table:table-cell table:style-name="ce5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0" office:value-type="string" calcext:value-type="string">
            <text:p>+1228.55</text:p>
          </table:table-cell>
          <table:table-cell table:style-name="ce50" office:value-type="string" calcext:value-type="string">
            <text:p>+2519</text:p>
          </table:table-cell>
          <table:table-cell table:style-name="ce51" office:value-type="string" calcext:value-type="string">
            <text:p>-1037</text:p>
          </table:table-cell>
          <table:table-cell table:style-name="ce50" office:value-type="string" calcext:value-type="string">
            <text:p>+5</text:p>
          </table:table-cell>
          <table:table-cell/>
          <table:table-cell table:style-name="ce50" office:value-type="string" calcext:value-type="string">
            <text:p>+2710</text:p>
          </table:table-cell>
          <table:table-cell table:style-name="ce5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5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5" office:value-type="string" calcext:value-type="string">
            <text:p>303496</text:p>
          </table:table-cell>
          <table:table-cell table:style-name="ce53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3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7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 table:number-rows-repeated="10480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33"/>
        <table:table-column table:style-name="co13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2" table:default-cell-style-name="ce33"/>
        <table:table-column table:style-name="co34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6" table:default-cell-style-name="ce33"/>
        <table:table-column table:style-name="co39" table:default-cell-style-name="ce33"/>
        <table:table-column table:style-name="co40" table:default-cell-style-name="ce33"/>
        <table:table-column table:style-name="co41" table:default-cell-style-name="ce33"/>
        <table:table-column table:style-name="co42" table:default-cell-style-name="ce33"/>
        <table:table-column table:style-name="co36" table:default-cell-style-name="ce33"/>
        <table:table-column table:style-name="co40" table:default-cell-style-name="ce33"/>
        <table:table-column table:style-name="co43" table:default-cell-style-name="ce33"/>
        <table:table-column table:style-name="co36" table:default-cell-style-name="ce33"/>
        <table:table-column table:style-name="co6" table:default-cell-style-name="ce33"/>
        <table:table-column table:style-name="co44" table:default-cell-style-name="ce33"/>
        <table:table-column table:style-name="co45" table:default-cell-style-name="ce33"/>
        <table:table-column table:style-name="co30" table:default-cell-style-name="ce33"/>
        <table:table-column table:style-name="co36" table:default-cell-style-name="ce33"/>
        <table:table-column table:style-name="co46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50" table:default-cell-style-name="ce33"/>
        <table:table-column table:style-name="co52" table:default-cell-style-name="ce33"/>
        <table:table-column table:style-name="co47" table:default-cell-style-name="ce33"/>
        <table:table-column table:style-name="co53" table:default-cell-style-name="ce33"/>
        <table:table-column table:style-name="co23" table:number-columns-repeated="984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4"/>
          <table:table-cell table:style-name="ce44"/>
          <table:table-cell table:style-name="ce34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9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4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1" office:value-type="string" calcext:value-type="string">
            <text:p>-14256</text:p>
          </table:table-cell>
          <table:table-cell table:style-name="ce50" office:value-type="string" calcext:value-type="string">
            <text:p>+1331</text:p>
          </table:table-cell>
          <table:table-cell table:style-name="ce50" office:value-type="string" calcext:value-type="string">
            <text:p>+7801</text:p>
          </table:table-cell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1" office:value-type="string" calcext:value-type="string">
            <text:p>-72</text:p>
          </table:table-cell>
          <table:table-cell/>
          <table:table-cell table:style-name="ce51" office:value-type="string" calcext:value-type="string">
            <text:p>-4643.04</text:p>
          </table:table-cell>
          <table:table-cell table:number-columns-repeated="2"/>
          <table:table-cell table:style-name="ce5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5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1" office:value-type="string" calcext:value-type="string">
            <text:p>-535.96 </text:p>
          </table:table-cell>
          <table:table-cell table:style-name="ce5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57.61 </text:p>
          </table:table-cell>
          <table:table-cell table:style-name="ce50" office:value-type="string" calcext:value-type="string">
            <text:p>+10479</text:p>
          </table:table-cell>
          <table:table-cell table:style-name="ce50" office:value-type="string" calcext:value-type="string">
            <text:p>+4455</text:p>
          </table:table-cell>
          <table:table-cell table:number-columns-repeated="2"/>
          <table:table-cell table:style-name="ce50" office:value-type="string" calcext:value-type="string">
            <text:p>+15392</text:p>
          </table:table-cell>
          <table:table-cell table:style-name="ce5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1" office:value-type="string" calcext:value-type="string">
            <text:p>-1224</text:p>
          </table:table-cell>
          <table:table-cell table:style-name="ce5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860.22</text:p>
          </table:table-cell>
          <table:table-cell table:style-name="ce50" office:value-type="string" calcext:value-type="string">
            <text:p>+3132</text:p>
          </table:table-cell>
          <table:table-cell table:style-name="ce51" office:value-type="string" calcext:value-type="string">
            <text:p>-459</text:p>
          </table:table-cell>
          <table:table-cell table:number-columns-repeated="2"/>
          <table:table-cell table:style-name="ce50" office:value-type="string" calcext:value-type="string">
            <text:p>+7533</text:p>
          </table:table-cell>
          <table:table-cell table:style-name="ce5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1" office:value-type="string" calcext:value-type="string">
            <text:p>-4124.15</text:p>
          </table:table-cell>
          <table:table-cell table:style-name="ce5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1" office:value-type="string" calcext:value-type="string">
            <text:p>-3360.99</text:p>
          </table:table-cell>
          <table:table-cell table:style-name="ce50" office:value-type="string" calcext:value-type="string">
            <text:p>+22378</text:p>
          </table:table-cell>
          <table:table-cell table:style-name="ce51" office:value-type="string" calcext:value-type="string">
            <text:p>-921</text:p>
          </table:table-cell>
          <table:table-cell table:number-columns-repeated="2"/>
          <table:table-cell table:style-name="ce50" office:value-type="string" calcext:value-type="string">
            <text:p>+18096</text:p>
          </table:table-cell>
          <table:table-cell table:style-name="ce5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36952</text:p>
          </table:table-cell>
          <table:table-cell table:style-name="ce5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4" table:default-cell-style-name="ce33"/>
        <table:table-column table:style-name="co55" table:default-cell-style-name="ce33"/>
        <table:table-column table:style-name="co56" table:default-cell-style-name="ce33"/>
        <table:table-column table:style-name="co23" table:number-columns-repeated="1021" table:default-cell-style-name="ce3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7" table:default-cell-style-name="ce33"/>
        <table:table-column table:style-name="co58" table:default-cell-style-name="ce33"/>
        <table:table-column table:style-name="co48" table:default-cell-style-name="ce33"/>
        <table:table-column table:style-name="co59" table:default-cell-style-name="ce33"/>
        <table:table-column table:style-name="co23" table:number-columns-repeated="1020" table:default-cell-style-name="ce33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33"/>
        <table:table-column table:style-name="co61" table:default-cell-style-name="ce33"/>
        <table:table-column table:style-name="co62" table:default-cell-style-name="ce33"/>
        <table:table-column table:style-name="co63" table:default-cell-style-name="ce33"/>
        <table:table-column table:style-name="co35" table:default-cell-style-name="ce33"/>
        <table:table-column table:style-name="co64" table:default-cell-style-name="ce33"/>
        <table:table-column table:style-name="co30" table:default-cell-style-name="ce33"/>
        <table:table-column table:style-name="co32" table:default-cell-style-name="ce33"/>
        <table:table-column table:style-name="co64" table:default-cell-style-name="ce33"/>
        <table:table-column table:style-name="co37" table:default-cell-style-name="ce33"/>
        <table:table-column table:style-name="co29" table:default-cell-style-name="ce33"/>
        <table:table-column table:style-name="co63" table:default-cell-style-name="ce33"/>
        <table:table-column table:style-name="co36" table:default-cell-style-name="ce33"/>
        <table:table-column table:style-name="co42" table:default-cell-style-name="ce33"/>
        <table:table-column table:style-name="co64" table:default-cell-style-name="ce33"/>
        <table:table-column table:style-name="co36" table:default-cell-style-name="ce33"/>
        <table:table-column table:style-name="co39" table:default-cell-style-name="ce33"/>
        <table:table-column table:style-name="co65" table:default-cell-style-name="ce33"/>
        <table:table-column table:style-name="co37" table:default-cell-style-name="ce33"/>
        <table:table-column table:style-name="co61" table:default-cell-style-name="ce33"/>
        <table:table-column table:style-name="co66" table:default-cell-style-name="ce33"/>
        <table:table-column table:style-name="co67" table:default-cell-style-name="ce33"/>
        <table:table-column table:style-name="co13" table:default-cell-style-name="ce33"/>
        <table:table-column table:style-name="co36" table:default-cell-style-name="ce33"/>
        <table:table-column table:style-name="co13" table:default-cell-style-name="ce33"/>
        <table:table-column table:style-name="co36" table:default-cell-style-name="ce33"/>
        <table:table-column table:style-name="co30" table:default-cell-style-name="ce33"/>
        <table:table-column table:style-name="co68" table:default-cell-style-name="ce33"/>
        <table:table-column table:style-name="co30" table:default-cell-style-name="ce33"/>
        <table:table-column table:style-name="co69" table:default-cell-style-name="ce33"/>
        <table:table-column table:style-name="co70" table:default-cell-style-name="ce33"/>
        <table:table-column table:style-name="co36" table:default-cell-style-name="ce33"/>
        <table:table-column table:style-name="co49" table:default-cell-style-name="ce33"/>
        <table:table-column table:style-name="co71" table:default-cell-style-name="ce33"/>
        <table:table-column table:style-name="co46" table:default-cell-style-name="ce33"/>
        <table:table-column table:style-name="co72" table:default-cell-style-name="ce33"/>
        <table:table-column table:style-name="co73" table:default-cell-style-name="ce33"/>
        <table:table-column table:style-name="co74" table:default-cell-style-name="ce33"/>
        <table:table-column table:style-name="co50" table:default-cell-style-name="ce33"/>
        <table:table-column table:style-name="co75" table:default-cell-style-name="ce33"/>
        <table:table-column table:style-name="co76" table:default-cell-style-name="ce33"/>
        <table:table-column table:style-name="co75" table:default-cell-style-name="ce33"/>
        <table:table-column table:style-name="co77" table:default-cell-style-name="ce33"/>
        <table:table-column table:style-name="co46" table:default-cell-style-name="ce33"/>
        <table:table-column table:style-name="co78" table:default-cell-style-name="ce33"/>
        <table:table-column table:style-name="co36" table:number-columns-repeated="2" table:default-cell-style-name="ce33"/>
        <table:table-column table:style-name="co23" table:number-columns-repeated="976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1" office:value-type="string" calcext:value-type="string">
            <text:p>-1619.18 </text:p>
          </table:table-cell>
          <table:table-cell table:style-name="ce5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1" office:value-type="string" calcext:value-type="string">
            <text:p>-4566.49</text:p>
          </table:table-cell>
          <table:table-cell table:style-name="ce50" office:value-type="string" calcext:value-type="string">
            <text:p>+6580</text:p>
          </table:table-cell>
          <table:table-cell table:number-columns-repeated="3"/>
          <table:table-cell table:style-name="ce50" office:value-type="string" calcext:value-type="string">
            <text:p>+3793</text:p>
          </table:table-cell>
          <table:table-cell table:style-name="ce50" office:value-type="string" calcext:value-type="string">
            <text:p>+176 </text:p>
          </table:table-cell>
          <table:table-cell/>
          <table:table-cell table:style-name="ce34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6275 </text:p>
          </table:table-cell>
          <table:table-cell table:number-columns-repeated="3"/>
          <table:table-cell table:style-name="ce50" office:value-type="string" calcext:value-type="string">
            <text:p>+12974</text:p>
          </table:table-cell>
          <table:table-cell table:style-name="ce50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51" office:value-type="string" calcext:value-type="string">
            <text:p>-1454.78 </text:p>
          </table:table-cell>
          <table:table-cell table:style-name="ce51" office:value-type="string" calcext:value-type="string">
            <text:p>-1197 </text:p>
          </table:table-cell>
          <table:table-cell table:style-name="ce51" office:value-type="string" calcext:value-type="string">
            <text:p>-1818.52 </text:p>
          </table:table-cell>
          <table:table-cell table:style-name="ce34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0" office:value-type="string" calcext:value-type="string">
            <text:p>+7339.41</text:p>
          </table:table-cell>
          <table:table-cell table:style-name="ce51" office:value-type="string" calcext:value-type="string">
            <text:p>-6629</text:p>
          </table:table-cell>
          <table:table-cell table:style-name="ce50" office:value-type="string" calcext:value-type="string">
            <text:p>+3972</text:p>
          </table:table-cell>
          <table:table-cell table:number-columns-repeated="2"/>
          <table:table-cell table:style-name="ce50" office:value-type="string" calcext:value-type="string">
            <text:p>+4687</text:p>
          </table:table-cell>
          <table:table-cell table:style-name="ce50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51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1" office:value-type="string" calcext:value-type="string">
            <text:p>-1467.1</text:p>
          </table:table-cell>
          <table:table-cell table:style-name="ce5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0" office:value-type="string" calcext:value-type="string">
            <text:p>+18499</text:p>
          </table:table-cell>
          <table:table-cell table:style-name="ce50" office:value-type="string" calcext:value-type="string">
            <text:p>+7710</text:p>
          </table:table-cell>
          <table:table-cell table:style-name="ce50" office:value-type="string" calcext:value-type="string">
            <text:p>+1610 </text:p>
          </table:table-cell>
          <table:table-cell table:number-columns-repeated="3"/>
          <table:table-cell table:style-name="ce5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0" office:value-type="string" calcext:value-type="string">
            <text:p>+10806</text:p>
          </table:table-cell>
          <table:table-cell table:style-name="ce5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33"/>
        <table:table-column table:style-name="co80" table:default-cell-style-name="ce33"/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85" table:default-cell-style-name="ce33"/>
        <table:table-column table:style-name="co86" table:default-cell-style-name="ce33"/>
        <table:table-column table:style-name="co80" table:default-cell-style-name="ce33"/>
        <table:table-column table:style-name="co87" table:default-cell-style-name="ce33"/>
        <table:table-column table:style-name="co88" table:number-columns-repeated="2" table:default-cell-style-name="ce33"/>
        <table:table-column table:style-name="co30" table:default-cell-style-name="ce33"/>
        <table:table-column table:style-name="co80" table:default-cell-style-name="ce33"/>
        <table:table-column table:style-name="co88" table:default-cell-style-name="ce33"/>
        <table:table-column table:style-name="co29" table:default-cell-style-name="ce33"/>
        <table:table-column table:style-name="co89" table:default-cell-style-name="ce33"/>
        <table:table-column table:style-name="co90" table:default-cell-style-name="ce33"/>
        <table:table-column table:style-name="co83" table:default-cell-style-name="ce33"/>
        <table:table-column table:style-name="co81" table:default-cell-style-name="ce33"/>
        <table:table-column table:style-name="co89" table:default-cell-style-name="ce33"/>
        <table:table-column table:style-name="co91" table:default-cell-style-name="ce33"/>
        <table:table-column table:style-name="co92" table:default-cell-style-name="ce33"/>
        <table:table-column table:style-name="co89" table:default-cell-style-name="ce33"/>
        <table:table-column table:style-name="co93" table:default-cell-style-name="ce33"/>
        <table:table-column table:style-name="co94" table:default-cell-style-name="ce33"/>
        <table:table-column table:style-name="co95" table:default-cell-style-name="ce33"/>
        <table:table-column table:style-name="co96" table:default-cell-style-name="ce33"/>
        <table:table-column table:style-name="co89" table:default-cell-style-name="ce33"/>
        <table:table-column table:style-name="co97" table:default-cell-style-name="ce33"/>
        <table:table-column table:style-name="co98" table:number-columns-repeated="2" table:default-cell-style-name="ce33"/>
        <table:table-column table:style-name="co99" table:default-cell-style-name="ce33"/>
        <table:table-column table:style-name="co100" table:default-cell-style-name="ce33"/>
        <table:table-column table:style-name="co82" table:default-cell-style-name="ce33"/>
        <table:table-column table:style-name="co101" table:default-cell-style-name="ce33"/>
        <table:table-column table:style-name="co102" table:default-cell-style-name="ce33"/>
        <table:table-column table:style-name="co103" table:default-cell-style-name="ce33"/>
        <table:table-column table:style-name="co89" table:number-columns-repeated="2" table:default-cell-style-name="ce33"/>
        <table:table-column table:style-name="co103" table:default-cell-style-name="ce33"/>
        <table:table-column table:style-name="co91" table:default-cell-style-name="ce33"/>
        <table:table-column table:style-name="co84" table:default-cell-style-name="ce33"/>
        <table:table-column table:style-name="co93" table:default-cell-style-name="ce33"/>
        <table:table-column table:style-name="co23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1" office:value-type="string" calcext:value-type="string">
            <text:p>-28306</text:p>
          </table:table-cell>
          <table:table-cell table:number-columns-repeated="3"/>
          <table:table-cell table:style-name="ce51" office:value-type="string" calcext:value-type="string">
            <text:p>-2278.55</text:p>
          </table:table-cell>
          <table:table-cell/>
          <table:table-cell table:style-name="ce5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1" office:value-type="string" calcext:value-type="string">
            <text:p>-2080.1 </text:p>
          </table:table-cell>
          <table:table-cell table:style-name="ce51" office:value-type="string" calcext:value-type="string">
            <text:p>-1127 </text:p>
          </table:table-cell>
          <table:table-cell table:style-name="ce5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1" office:value-type="string" calcext:value-type="string">
            <text:p>+18024</text:p>
          </table:table-cell>
          <table:table-cell table:style-name="ce5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3:26:53.79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11T13:30:43.316000000</dc:date>
    <meta:editing-duration>P10DT12H16M9S</meta:editing-duration>
    <meta:editing-cycles>4595</meta:editing-cycles>
    <meta:document-statistic meta:table-count="6" meta:cell-count="12665" meta:object-count="0"/>
    <meta:user-defined meta:name="qrichtext">1</meta:user-defined>
  </office:meta>
</office:document-meta>
</file>